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end" style:justify-single-word="false"/>
      <style:text-properties officeooo:rsid="0000c700" officeooo:paragraph-rsid="0000c700"/>
    </style:style>
    <style:style style:name="P2" style:family="paragraph" style:parent-style-name="Standard">
      <style:paragraph-properties fo:line-height="200%" fo:text-align="center" style:justify-single-word="false"/>
      <style:text-properties officeooo:rsid="0000c700" officeooo:paragraph-rsid="0000c700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gr1" style:family="graphic">
      <style:graphic-properties draw:stroke="none" svg:stroke-color="#000000" draw:fill="none" draw:fill-color="#ffffff" fo:min-height="1.406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31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nveer Salim</text:p>
      <text:p text:style-name="P1">CS 3365</text:p>
      <text:p text:style-name="P1">April 4, 2020</text:p>
      <text:p text:style-name="P2"><draw:frame text:anchor-type="paragraph" draw:z-index="0" draw:name="Shape1" draw:style-name="gr2" draw:text-style-name="P6" svg:width="2.2724in" svg:height="1.5343in" svg:x="0.3146in" svg:y="0.5047in"><draw:text-box><text:p text:style-name="P3">Presentation Layer</text:p><text:p text:style-name="P3"/><text:p text:style-name="P3">Customer Screen: JavaFX Application Window displays text output results of order requests form standard output and also accepts customer requests from standard input.</text:p></draw:text-box></draw:frame><draw:frame text:anchor-type="paragraph" draw:z-index="1" draw:name="Shape2" draw:style-name="gr1" draw:text-style-name="P5" svg:width="2.7543in" svg:height="1.5343in" svg:x="4.0646in" svg:y="0.4854in"><draw:text-box><text:p text:style-name="P3">Presentation Layer</text:p><text:p text:style-name="P3"/><text:p text:style-name="P4">Customer Delegate: ClassSelectionScene() method serves as the customer delegate since it is responsible for processing game player’s decision of which class the player wants to be.</text:p></draw:text-box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Verdan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Verdan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4T23:50:42.398435538</meta:creation-date>
    <dc:date>2020-04-04T23:56:22.869168827</dc:date>
    <meta:editing-duration>PT5M39S</meta:editing-duration>
    <meta:editing-cycles>5</meta:editing-cycles>
    <meta:generator>LibreOffice/6.3.5.2$Linux_X86_64 LibreOffice_project/30$Build-2</meta:generator>
    <meta:document-statistic meta:table-count="0" meta:image-count="0" meta:object-count="0" meta:page-count="1" meta:paragraph-count="3" meta:word-count="7" meta:character-count="33" meta:non-whitespace-character-count="29"/>
  </office:meta>
</office:document-meta>
</file>